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 fo:line-height="100%" fo:text-align="center" style:justify-single-word="false"/>
    </style:style>
    <style:style style:name="P3" style:family="paragraph" style:parent-style-name="Standard">
      <style:paragraph-properties fo:margin-top="0in" fo:margin-bottom="0in" fo:line-height="100%"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top="0in" fo:margin-bottom="0in"/>
      <style:text-properties fo:font-size="12pt" style:font-size-asian="12pt" style:font-size-complex="12pt"/>
    </style:style>
    <style:style style:name="P5" style:family="paragraph" style:parent-style-name="Standard">
      <style:paragraph-properties fo:margin-top="0in" fo:margin-bottom="0in" fo:line-height="100%" fo:text-align="center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margin-top="0in" fo:margin-bottom="0in" fo:line-height="100%"/>
      <style:text-properties fo:font-size="12pt" fo:font-weight="bold" style:font-size-asian="12pt" style:font-weight-asian="bold" style:font-size-complex="12pt"/>
    </style:style>
    <style:style style:name="P7" style:family="paragraph" style:parent-style-name="Standard" style:master-page-name="Standard">
      <style:paragraph-properties style:page-number="auto"/>
      <style:text-properties fo:font-size="14pt" fo:font-weight="bold" style:font-size-asian="14pt" style:font-weight-asian="bold" style:font-size-complex="14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2"><text:span text:style-name="T1">RecoLift: An Android Wear Fitness Tracker for Strength Training</text:span></text:p>
      <text:p text:style-name="P3"/>
      <text:p text:style-name="P2"><text:span text:style-name="T2">Dario Aranguiz</text:span></text:p>
      <text:p text:style-name="P2"><text:span text:style-name="T2">Department of Electrical and Computer Engineering</text:span></text:p>
      <text:p text:style-name="P2"><text:bookmark text:name="_GoBack"/><text:span text:style-name="T2">arangui2@illinois.edu</text:span></text:p>
      <text:p text:style-name="P2"><text:span text:style-name="T2">Spring 2015</text:span></text:p>
      <text:p text:style-name="P2"><text:span text:style-name="T2">Advisor: Romit Roy Choudhury</text:span></text:p>
      <text:p text:style-name="P5"/>
      <text:p text:style-name="P5"/>
      <text:p text:style-name="P1"><text:span text:style-name="T3">ABSTRACT</text:span></text:p>
      <text:p text:style-name="P6"/>
      <text:p text:style-name="P4">Despite the plethora of fitness trackers on the market, few monitor signals other than number of steps and heart rate. With the increasing mainstream acceptance of general-purpose smartwatches however, we have the capability to track more complex activities. We propose RecoLift, an Android-based system to track exercises and repetitions in weight training and bodyweight training activities based on the work of Morris et al. Our goal is to provide a system which provides feedback to the user in an autonomous, online fashion, harnessing both smartwatch and smartphone sensors. This system is separated into three key phases: <text:span text:style-name="T4">segmentation</text:span>, during which we use the periodicity of the signals to determine if an exercise is being performed, <text:span text:style-name="T4">recognition</text:span>, which calculates signal features to determine which exercise is being performed, and <text:span text:style-name="T4">counting</text:span>, which uses periodicity to calculate the number of repetitions in a set. Early classification results show promise for use as a practical system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rio Aranguiz</meta:initial-creator>
    <dc:creator>Dario Aranguiz</dc:creator>
    <meta:editing-cycles>3</meta:editing-cycles>
    <meta:creation-date>2015-03-30T16:38:21.97</meta:creation-date>
    <dc:date>2015-03-30T16:50:43.72</dc:date>
    <meta:editing-duration>PT12M38S</meta:editing-duration>
    <meta:generator>OpenOffice/4.1.1$Win32 OpenOffice.org_project/411m6$Build-9775</meta:generator>
    <meta:document-statistic meta:table-count="0" meta:image-count="0" meta:object-count="0" meta:page-count="1" meta:paragraph-count="8" meta:word-count="176" meta:character-count="1188"/>
    <meta:user-defined meta:name="AppVersion">14.0000</meta:user-defined>
    <meta:user-defined meta:name="Company">_x000d_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bstract03-2012.dotx" xlink:href=""/>
  </office:meta>
</office:document-meta>
</file>